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icrosoft YaHe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Writer</text:p>
          </table:table-cell>
          <table:table-cell table:style-name="ce1"/>
          <table:table-cell table:style-name="ce1" office:value-type="string" calcext:value-type="string" table:number-columns-spanned="2" table:number-rows-spanned="1">
            <text:p>Skilled in:</text:p>
          </table:table-cell>
          <table:covered-table-cell table:style-name="ce1"/>
          <table:table-cell table:style-name="ce1" table:number-columns-repeated="16380"/>
        </table:table-row>
        <table:table-row table:style-name="ro2">
          <table:table-cell office:value-type="string" calcext:value-type="string" table:number-columns-spanned="2" table:number-rows-spanned="1">
            <text:p>Abigail Wanjiru</text:p>
          </table:table-cell>
          <table:covered-table-cell/>
          <table:table-cell table:style-name="ce2" office:value-type="string" calcext:value-type="string" table:number-columns-spanned="2" table:number-rows-spanned="1">
            <text:p>Marketing</text:p>
          </table:table-cell>
          <table:covered-table-cell office:value-type="string" calcext:value-type="string">
            <text:p>Marketing</text:p>
          </table:covered-table-cell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Economic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nagement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Environment science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formation Technology,Media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Advertising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psycholog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Rose Achieng</text:p>
          </table:table-cell>
          <table:covered-table-cell/>
          <table:table-cell office:value-type="string" calcext:value-type="string" table:number-columns-spanned="2" table:number-rows-spanned="1">
            <text:p>Environment science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ternational Busines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rketing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Economic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ternational Busines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supply chain management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Sociolog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Communication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Faith Mumbi</text:p>
          </table:table-cell>
          <table:covered-table-cell/>
          <table:table-cell office:value-type="string" calcext:value-type="string" table:number-columns-spanned="2" table:number-rows-spanned="1">
            <text:p>Strategic Management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Philosoph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termediate Microeconomic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rketing Management,Marketing Research and Analytic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ternational business strateg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Business Administration</text:p>
          </table:table-cell>
          <table:covered-table-cell/>
          <table:table-cell table:number-columns-repeated="16380"/>
        </table:table-row>
        <table:table-row table:style-name="ro2">
          <table:table-cell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Global Media and Communication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Organisational Communication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Research Project Dissertation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Humanit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Raymond Kinyanjui</text:p>
          </table:table-cell>
          <table:covered-table-cell/>
          <table:table-cell office:value-type="string" calcext:value-type="string" table:number-columns-spanned="2" table:number-rows-spanned="1">
            <text:p>Marketing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Economic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Strategic Management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ternational business strateg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usiness Administration,Management and business information system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rketing Research and Analytic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Positive Guidance Polic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Academic Writing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ternational trade law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rketing Management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Dancan Ndegwa</text:p>
          </table:table-cell>
          <table:covered-table-cell/>
          <table:table-cell office:value-type="string" calcext:value-type="string" table:number-columns-spanned="2" table:number-rows-spanned="1">
            <text:p>Operations Management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novation 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Entreprenurship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nagement and business information system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Sustainable Business Practice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igital Marketing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Services Marketing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Other Economic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Moris Mutiso</text:p>
          </table:table-cell>
          <table:covered-table-cell/>
          <table:table-cell office:value-type="string" calcext:value-type="string" table:number-columns-spanned="2" table:number-rows-spanned="1">
            <text:p>Religious Studie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Other Economic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igital Marketing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Culture Stud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ternational business strateg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Anestus Mzenge</text:p>
          </table:table-cell>
          <table:covered-table-cell/>
          <table:table-cell office:value-type="string" calcext:value-type="string" table:number-columns-spanned="2" table:number-rows-spanned="1">
            <text:p>Advertising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nagement and business information system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Organizational Behavior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Digital Media Theory &amp; Practice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Environmental Sustainabilit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Marketing Research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office:value-type="string" calcext:value-type="string" table:number-columns-spanned="2" table:number-rows-spanned="1">
            <text:p>Risper Wanjiku</text:p>
          </table:table-cell>
          <table:covered-table-cell/>
          <table:table-cell office:value-type="string" calcext:value-type="string" table:number-columns-spanned="2" table:number-rows-spanned="1">
            <text:p>The theory and practice of democracy and rule of law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International Marketing,Marketing Research and Analytic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Consumer Behavior,Marketing Research and Analytics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Business Administration</text:p>
          </table:table-cell>
          <table:covered-table-cell office:value-type="string" calcext:value-type="string">
            <text:p>Business Administration</text:p>
          </table:covered-table-cell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Environment and Society</text:p>
          </table:table-cell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4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4P2" style:volatile="true">
      <number:text loext:blank-width-char=" "> </number:text>
      <number:fill-character> </number:fill-character>
      <number:text loext:blank-width-char=" 1">- </number:text>
    </number:number-style>
    <number:text-style style:name="N144">
      <number:text loext:blank-width-char=" "> </number:text>
      <number:text-content/>
      <number:text loext:blank-width-char=" 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 loext:blank-width-char=" "> ￥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5P1" style:volatile="true">
      <number:text loext:blank-width-char=" "> ￥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5P2" style:volatile="true">
      <number:text loext:blank-width-char=" "> ￥</number:text>
      <number:fill-character> </number:fill-character>
      <number:text loext:blank-width-char=" 1">- </number:text>
    </number:number-style>
    <number:text-style style:name="N145">
      <number:text loext:blank-width-char=" "> </number:text>
      <number:text-content/>
      <number:text loext:blank-width-char=" 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6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6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6">
      <number:text loext:blank-width-char=" "> </number:text>
      <number:text-content/>
      <number:text loext:blank-width-char=" 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 "> ￥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7P1" style:volatile="true">
      <number:text loext:blank-width-char=" "> ￥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7P2" style:volatile="true">
      <number:text loext:blank-width-char=" "> 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7">
      <number:text loext:blank-width-char=" "> </number:text>
      <number:text-content/>
      <number:text loext:blank-width-char=" 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8:17:27.960556015</meta:creation-date>
    <dc:date>2024-09-09T18:48:15.274426642</dc:date>
    <meta:editing-duration>PT30M46S</meta:editing-duration>
    <meta:editing-cycles>4</meta:editing-cycles>
    <meta:generator>LibreOffice/24.2.5.2$Linux_X86_64 LibreOffice_project/420$Build-2</meta:generator>
    <meta:document-statistic meta:table-count="1" meta:cell-count="73" meta:object-count="0"/>
  </office:meta>
</office:document-meta>
</file>